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62E000010BF5B8BFC7B.svm"/>
  <manifest:file-entry manifest:media-type="" manifest:full-path="Pictures/20000007000040B4000013F379B3D5AA.svm"/>
  <manifest:file-entry manifest:media-type="" manifest:full-path="Pictures/200000070000386F00000EE3FD71E8C3.svm"/>
  <manifest:file-entry manifest:media-type="" manifest:full-path="Pictures/200000070000455B0000219862C3F3D2.svm"/>
  <manifest:file-entry manifest:media-type="" manifest:full-path="Pictures/20000007000014C70000163A714328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ymbol"/>
    <style:font-face style:name="Calibri" svg:font-family="Calibri, Calibri" style:font-family-generic="swiss"/>
    <style:font-face style:name="Garamond" svg:font-family="Garamond, Garamond"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676cm" fo:margin-left="0.616cm" fo:margin-right="0.709cm" table:align="margins"/>
    </style:style>
    <style:style style:name="Tableau1.A" style:family="table-column">
      <style:table-column-properties style:column-width="5.692cm" style:rel-column-width="3227*"/>
    </style:style>
    <style:style style:name="Tableau1.B" style:family="table-column">
      <style:table-column-properties style:column-width="9.984cm" style:rel-column-width="5660*"/>
    </style:style>
    <style:style style:name="Tableau1.1" style:family="table-row">
      <style:table-row-properties style:min-row-height="1.723cm"/>
    </style:style>
    <style:style style:name="Tableau1.A1" style:family="table-cell">
      <style:table-cell-properties fo:padding="0.097cm" fo:border-left="0.088cm solid #000000" fo:border-right="none" fo:border-top="0.088cm solid #000000" fo:border-bottom="0.088cm solid #000000"/>
    </style:style>
    <style:style style:name="Tableau1.B1" style:family="table-cell">
      <style:table-cell-properties fo:padding="0.097cm" fo:border="0.088cm solid #000000"/>
    </style:style>
    <style:style style:name="Tableau1.A2" style:family="table-cell">
      <style:table-cell-properties fo:padding="0.097cm" fo:border-left="0.088cm solid #000000" fo:border-right="none" fo:border-top="none" fo:border-bottom="0.088cm solid #000000"/>
    </style:style>
    <style:style style:name="Tableau1.B2" style:family="table-cell">
      <style:table-cell-properties fo:padding="0.097cm" fo:border-left="0.088cm solid #000000" fo:border-right="0.088cm solid #000000" fo:border-top="none" fo:border-bottom="0.088cm solid #000000"/>
    </style:style>
    <style:style style:name="Tableau3" style:family="table">
      <style:table-properties style:width="16.367cm" fo:margin-left="0.183cm" fo:margin-right="0.45cm" table:align="margins"/>
    </style:style>
    <style:style style:name="Tableau3.A" style:family="table-column">
      <style:table-column-properties style:column-width="8.322cm" style:rel-column-width="4718*"/>
    </style:style>
    <style:style style:name="Tableau3.B" style:family="table-column">
      <style:table-column-properties style:column-width="8.045cm" style:rel-column-width="4561*"/>
    </style:style>
    <style:style style:name="Tableau3.A1" style:family="table-cell">
      <style:table-cell-properties fo:padding="0.097cm" fo:border-left="0.088cm solid #000000" fo:border-right="none" fo:border-top="0.088cm solid #000000" fo:border-bottom="0.088cm solid #000000"/>
    </style:style>
    <style:style style:name="Tableau3.B1" style:family="table-cell">
      <style:table-cell-properties fo:padding="0.097cm" fo:border="0.088cm solid #000000"/>
    </style:style>
    <style:style style:name="Tableau2" style:family="table">
      <style:table-properties style:width="8.329cm" fo:margin-left="-0.191cm" table:align="left" style:writing-mode="lr-tb"/>
    </style:style>
    <style:style style:name="Tableau2.A" style:family="table-column">
      <style:table-column-properties style:column-width="8.329cm"/>
    </style:style>
    <style:style style:name="Tableau2.1" style:family="table-row">
      <style:table-row-properties style:min-row-height="1.101cm" style:keep-together="true" fo:keep-together="auto"/>
    </style:style>
    <style:style style:name="Tableau2.A1" style:family="table-cell">
      <style:table-cell-properties fo:padding-left="0.191cm" fo:padding-right="0.191cm" fo:padding-top="0cm" fo:padding-bottom="0cm" fo:border="none"/>
    </style:style>
    <style:style style:name="Tableau2.2" style:family="table-row">
      <style:table-row-properties style:min-row-height="0.508cm" style:keep-together="true" fo:keep-together="auto"/>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list-style-name="L1">
      <style:paragraph-properties style:text-autospace="none"/>
      <style:text-properties fo:font-size="14pt" style:font-size-asian="14pt" style:font-size-complex="14pt"/>
    </style:style>
    <style:style style:name="P6" style:family="paragraph" style:parent-style-name="Default">
      <style:text-properties fo:color="#000000" style:font-name="Calibri" fo:font-size="14pt" style:font-name-asian="Calibri" style:font-size-asian="14pt" style:font-name-complex="Calibri" style:font-size-complex="14pt"/>
    </style:style>
    <style:style style:name="P7" style:family="paragraph" style:parent-style-name="Default">
      <style:text-properties fo:color="#000000" style:font-name="Calibri" fo:font-size="16pt" fo:font-weight="bold" style:font-name-asian="Calibri" style:font-size-asian="16pt" style:font-weight-asian="bold" style:font-name-complex="Calibri" style:font-size-complex="16pt" style:font-weight-complex="bold"/>
    </style:style>
    <style:style style:name="P8" style:family="paragraph" style:parent-style-name="Default" style:list-style-name="">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9" style:family="paragraph" style:parent-style-name="Default">
      <style:paragraph-properties style:text-autospace="none"/>
      <style:text-properties fo:color="#000000" style:font-name="Garamond" fo:font-size="16pt" fo:font-weight="bold" style:font-name-asian="Garamond" style:font-size-asian="16pt" style:font-weight-asian="bold" style:font-name-complex="Garamond" style:font-size-complex="16pt" style:font-weight-complex="bold"/>
    </style:style>
    <style:style style:name="P10" style:family="paragraph" style:parent-style-name="Default" style:list-style-name="">
      <style:paragraph-properties style:text-autospace="none"/>
    </style:style>
    <style:style style:name="P11" style:family="paragraph" style:parent-style-name="Default">
      <style:text-properties fo:font-size="18pt" style:font-size-asian="18pt" style:font-size-complex="18pt"/>
    </style:style>
    <style:style style:name="P12" style:family="paragraph" style:parent-style-name="Default">
      <style:paragraph-properties fo:text-align="start" style:justify-single-word="false" style:text-autospace="none"/>
      <style:text-properties style:font-name="Calibri" fo:font-size="14pt" style:font-name-asian="Calibri" style:font-size-asian="14pt" style:font-name-complex="Calibri" style:font-size-complex="14pt"/>
    </style:style>
    <style:style style:name="P13" style:family="paragraph" style:parent-style-name="Default">
      <style:text-properties fo:font-size="14pt" style:font-size-asian="14pt" style:font-size-complex="14pt"/>
    </style:style>
    <style:style style:name="P14" style:family="paragraph" style:parent-style-name="Default" style:list-style-name="">
      <style:paragraph-properties style:text-autospace="none"/>
      <style:text-properties fo:font-size="14pt" style:font-size-asian="14pt" style:font-size-complex="14pt"/>
    </style:style>
    <style:style style:name="P15" style:family="paragraph" style:parent-style-name="Default" style:list-style-name="L1">
      <style:paragraph-properties style:text-autospace="none"/>
      <style:text-properties fo:font-size="14pt" style:font-size-asian="14pt" style:font-size-complex="14pt"/>
    </style:style>
    <style:style style:name="P16" style:family="paragraph" style:parent-style-name="Default">
      <style:paragraph-properties style:text-autospace="none"/>
      <style:text-properties fo:font-size="14pt" style:font-size-asian="14pt" style:font-size-complex="14pt"/>
    </style:style>
    <style:style style:name="P17" style:family="paragraph" style:parent-style-name="Default" style:list-style-name="L1">
      <style:paragraph-properties style:text-autospace="none"/>
    </style:style>
    <style:style style:name="P18" style:family="paragraph" style:parent-style-name="Default" style:list-style-name="">
      <style:paragraph-properties fo:margin-left="0cm" fo:margin-right="0cm" fo:margin-top="0cm" fo:margin-bottom="0cm" fo:text-indent="0cm" style:auto-text-indent="false" style:text-autospace="none"/>
    </style:style>
    <style:style style:name="P19" style:family="paragraph" style:parent-style-name="Table_20_Contents">
      <style:text-properties fo:font-size="18pt" style:font-size-asian="18pt" style:font-size-complex="18pt"/>
    </style:style>
    <style:style style:name="P20" style:family="paragraph" style:parent-style-name="Table_20_Contents">
      <style:paragraph-properties fo:text-align="start" style:justify-single-word="false"/>
      <style:text-properties style:font-name="Calibri" fo:font-size="14pt" style:font-name-asian="Calibri" style:font-size-asian="14pt" style:font-name-complex="Calibri" style:font-size-complex="14pt"/>
    </style:style>
    <style:style style:name="T1" style:family="text">
      <style:text-properties fo:color="#000000" style:font-name="Calibri" fo:font-size="22pt" style:font-name-asian="Calibri" style:font-size-asian="22pt" style:font-name-complex="Calibri" style:font-size-complex="22pt"/>
    </style:style>
    <style:style style:name="T2" style:family="text">
      <style:text-properties fo:color="#000000" style:font-name="Calibri" fo:font-size="22pt" fo:font-weight="bold" style:font-name-asian="Calibri" style:font-size-asian="22pt" style:font-weight-asian="bold" style:font-name-complex="Calibri" style:font-size-complex="22pt" style:font-weight-complex="bold"/>
    </style:style>
    <style:style style:name="T3" style:family="text">
      <style:text-properties fo:color="#000000" style:font-name="Calibri" fo:font-size="16pt" style:font-name-asian="Calibri" style:font-size-asian="16pt" style:font-name-complex="Calibri" style:font-size-complex="16pt"/>
    </style:style>
    <style:style style:name="T4" style:family="text">
      <style:text-properties fo:color="#000000" style:font-name="Calibri" fo:font-size="16pt" fo:font-weight="normal" style:font-name-asian="Calibri" style:font-size-asian="16pt" style:font-weight-asian="normal" style:font-name-complex="Calibri" style:font-size-complex="16pt" style:font-weight-complex="normal"/>
    </style:style>
    <style:style style:name="T5" style:family="text">
      <style:text-properties fo:color="#000000" style:font-name="Calibri" fo:font-size="16pt" fo:font-weight="bold" style:font-name-asian="Calibri" style:font-size-asian="16pt" style:font-weight-asian="bold" style:font-name-complex="Calibri" style:font-size-complex="16pt" style:font-weight-complex="bold"/>
    </style:style>
    <style:style style:name="T6" style:family="text">
      <style:text-properties fo:color="#000000" style:font-name="Calibri" fo:font-size="11.5pt" fo:font-weight="bold" style:font-name-asian="Calibri" style:font-size-asian="11.5pt" style:font-weight-asian="bold" style:font-name-complex="Calibri" style:font-size-complex="11.5pt" style:font-weight-complex="bold"/>
    </style:style>
    <style:style style:name="T7" style:family="text">
      <style:text-properties fo:color="#000000" style:font-name="Calibri" fo:font-size="11.5pt" style:font-name-asian="Calibri" style:font-size-asian="11.5pt" style:font-name-complex="Calibri" style:font-size-complex="11.5pt"/>
    </style:style>
    <style:style style:name="T8" style:family="text">
      <style:text-properties fo:color="#000000" style:font-name="Calibri" style:font-name-asian="Calibri" style:font-name-complex="Calibri"/>
    </style:style>
    <style:style style:name="T9" style:family="text">
      <style:text-properties fo:color="#000000" style:font-name="Calibri" fo:font-size="14pt" style:font-name-asian="Calibri" style:font-size-asian="14pt" style:font-name-complex="Calibri" style:font-size-complex="14pt"/>
    </style:style>
    <style:style style:name="T10" style:family="text">
      <style:text-properties fo:color="#000000" style:font-name="Calibri" fo:font-size="11pt" style:font-name-asian="Calibri" style:font-size-asian="11pt" style:font-name-complex="Calibri" style:font-size-complex="11pt"/>
    </style:style>
    <style:style style:name="T11"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12" style:family="text">
      <style:text-properties fo:color="#000000" style:font-name="Calibri" fo:font-weight="bold" style:font-name-asian="Calibri" style:font-weight-asian="bold" style:font-name-complex="Calibri" style:font-weight-complex="bold"/>
    </style:style>
    <style:style style:name="T13"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14" style:family="text">
      <style:text-properties fo:color="#000000" style:text-line-through-style="none" style:font-name="Calibri" style:text-underline-style="none" style:font-name-asian="Calibri" style:font-name-complex="Calibri"/>
    </style:style>
    <style:style style:name="T15" style:family="text">
      <style:text-properties fo:color="#000000" style:text-line-through-style="none" style:font-name="Calibri" style:text-underline-style="none" fo:font-weight="normal" style:font-name-asian="Calibri" style:font-weight-asian="normal" style:font-name-complex="Calibri" style:font-weight-complex="normal"/>
    </style:style>
    <style:style style:name="T16" style:family="text">
      <style:text-properties fo:color="#000000" style:text-line-through-style="none" style:font-name="Calibri" style:text-underline-style="none" fo:font-weight="bold" style:font-name-asian="Calibri" style:font-weight-asian="bold" style:font-name-complex="Calibri" style:font-weight-complex="bold"/>
    </style:style>
    <style:style style:name="T17" style:family="text">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18" style:family="text">
      <style:text-properties fo:color="#000000" style:text-line-through-style="none" style:font-name="Calibri" fo:font-size="14pt" style:text-underline-style="none" fo:font-weight="normal" style:font-name-asian="Calibri" style:font-size-asian="14pt" style:font-weight-asian="normal" style:font-name-complex="Calibri" style:font-size-complex="14pt" style:font-weight-complex="normal"/>
    </style:style>
    <style:style style:name="T19" style:family="text">
      <style:text-properties fo:color="#000000" style:text-line-through-style="none" style:font-name="Calibri" fo:font-size="16pt" style:text-underline-style="none" fo:font-weight="normal" style:font-name-asian="Calibri" style:font-size-asian="16pt" style:font-weight-asian="normal" style:font-name-complex="Calibri" style:font-size-complex="16pt" style:font-weight-complex="normal"/>
    </style:style>
    <style:style style:name="T20" style:family="text">
      <style:text-properties fo:color="#000000" style:text-line-through-style="none" style:font-name="Calibri" fo:font-size="16pt" style:text-underline-style="none" fo:font-weight="bold" style:font-name-asian="Calibri" style:font-size-asian="16pt" style:font-weight-asian="bold" style:font-name-complex="Calibri" style:font-size-complex="16pt" style:font-weight-complex="bold"/>
    </style:style>
    <style:style style:name="T21" style:family="text">
      <style:text-properties fo:color="#000000" style:text-line-through-style="none" style:font-name="Garamond" fo:font-size="13pt" style:text-underline-style="none" style:font-name-asian="Garamond" style:font-size-asian="13pt" style:font-name-complex="Garamond" style:font-size-complex="13pt"/>
    </style:style>
    <style:style style:name="T22" style:family="text">
      <style:text-properties fo:color="#000000" style:text-line-through-style="none" style:font-name="Garamond" fo:font-size="13pt" style:text-underline-style="none" fo:font-weight="normal" style:font-name-asian="Garamond" style:font-size-asian="13pt" style:font-weight-asian="normal" style:font-name-complex="Garamond" style:font-size-complex="13pt" style:font-weight-complex="normal"/>
    </style:style>
    <style:style style:name="T23" style:family="text">
      <style:text-properties fo:color="#000000" style:text-line-through-style="none" style:font-name="Garamond" style:text-underline-style="none" style:font-name-asian="Garamond" style:font-name-complex="Garamond"/>
    </style:style>
    <style:style style:name="T24" style:family="text">
      <style:text-properties fo:color="#000000" style:text-line-through-style="none" style:font-name="Garamond" style:text-underline-style="none" fo:font-weight="bold" style:font-name-asian="Garamond" style:font-weight-asian="bold" style:font-name-complex="Garamond" style:font-weight-complex="bold"/>
    </style:style>
    <style:style style:name="T25" style:family="text">
      <style:text-properties fo:color="#000000" style:text-line-through-style="none" style:font-name="Garamond" style:text-underline-style="none" fo:font-weight="normal" style:font-name-asian="Garamond" style:font-weight-asian="normal" style:font-name-complex="Garamond" style:font-weight-complex="normal"/>
    </style:style>
    <style:style style:name="T26" style:family="text">
      <style:text-properties fo:color="#000000" style:font-name="Garamond" fo:font-size="13pt" style:font-name-asian="Garamond" style:font-size-asian="13pt" style:font-name-complex="Garamond" style:font-size-complex="13pt"/>
    </style:style>
    <style:style style:name="T27" style:family="text">
      <style:text-properties fo:color="#000000" style:font-name="Garamond" fo:font-size="16pt" style:font-name-asian="Garamond" style:font-size-asian="16pt" style:font-name-complex="Garamond" style:font-size-complex="16pt"/>
    </style:style>
    <style:style style:name="T28" style:family="text">
      <style:text-properties fo:color="#000000" style:font-name="Garamond" fo:font-size="16pt" fo:font-weight="bold" style:font-name-asian="Garamond" style:font-size-asian="16pt" style:font-weight-asian="bold" style:font-name-complex="Garamond" style:font-size-complex="16pt" style:font-weight-complex="bold"/>
    </style:style>
    <style:style style:name="T29" style:family="text">
      <style:text-properties fo:color="#000000" style:font-name="Garamond" fo:font-size="14pt" style:font-name-asian="Garamond" style:font-size-asian="14pt" style:font-name-complex="Garamond" style:font-size-complex="14pt"/>
    </style:style>
    <style:style style:name="T30" style:family="text">
      <style:text-properties fo:color="#000000" style:font-name="Symbol" fo:font-size="13pt" style:font-name-asian="Symbol" style:font-size-asian="13pt" style:font-name-complex="Symbol" style:font-size-complex="13pt"/>
    </style:style>
    <style:style style:name="T31" style:family="text">
      <style:text-properties fo:color="#000000" style:font-name="Symbol" fo:font-size="16pt" style:font-name-asian="Symbol" style:font-size-asian="16pt" style:font-name-complex="Symbol" style:font-size-complex="16pt"/>
    </style:style>
    <style:style style:name="T32" style:family="text">
      <style:text-properties fo:color="#000000" style:font-name="Symbol" fo:font-size="16pt" fo:font-weight="bold" style:font-name-asian="Symbol" style:font-size-asian="16pt" style:font-weight-asian="bold" style:font-name-complex="Symbol" style:font-size-complex="16pt" style:font-weight-complex="bold"/>
    </style:style>
    <style:style style:name="T33" style:family="text">
      <style:text-properties fo:font-weight="normal" style:font-weight-asian="normal" style:font-weight-complex="normal"/>
    </style:style>
    <style:style style:name="T34" style:family="text">
      <style:text-properties style:text-line-through-style="none" style:text-underline-style="none"/>
    </style:style>
    <style:style style:name="T35" style:family="text">
      <style:text-properties style:text-line-through-style="none"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 Fondements des réseaux ( suite).</text:p>
      <text:p text:style-name="P1"><text:span text:style-name="T33">Chapitre3: </text:span><text:span text:style-name="T4">LA COUCHE PHYSIQUE.</text:span></text:p>
      <text:p text:style-name="P1"><text:span text:style-name="T4"/></text:p>
      <table:table table:name="Tableau1" table:style-name="Tableau1">
        <table:table-column table:style-name="Tableau1.A"/>
        <table:table-column table:style-name="Tableau1.B"/>
        <table:table-row table:style-name="Tableau1.1">
          <table:table-cell table:style-name="Tableau1.A1" office:value-type="string">
            <text:p text:style-name="P11"><text:span text:style-name="T6">OBJECTIFS GÉNÉRAUX </text:span></text:p>
            <text:p text:style-name="P19"/>
          </table:table-cell>
          <table:table-cell table:style-name="Tableau1.B1" office:value-type="string">
            <text:p text:style-name="P13"><text:span text:style-name="T8">Au terme de cette partie, l’étudiant doit être familier avec Les concepts de base de la couche physique. </text:span></text:p>
          </table:table-cell>
        </table:table-row>
        <table:table-row>
          <table:table-cell table:style-name="Tableau1.A2" office:value-type="string">
            <text:p text:style-name="P11"><text:span text:style-name="T6">OBJECTIFS SPÉCIFIQUES </text:span></text:p>
            <text:p text:style-name="P19"/>
          </table:table-cell>
          <table:table-cell table:style-name="Tableau1.B2" office:value-type="string">
            <text:p text:style-name="P6">L’étudiant doit connaître : </text:p>
            <text:p text:style-name="P8">- Supports de transmission (filaires et non filaires) </text:p>
            <text:p text:style-name="P8">- Modes de transmission </text:p>
            <text:p text:style-name="P14"><text:span text:style-name="T14">- Les équipements de la couche physique </text:span></text:p>
          </table:table-cell>
        </table:table-row>
        <table:table-row>
          <table:table-cell table:style-name="Tableau1.A2" office:value-type="string">
            <text:p text:style-name="P11"><text:span text:style-name="T6">MOTS CLES </text:span></text:p>
          </table:table-cell>
          <table:table-cell table:style-name="Tableau1.B2" office:value-type="string">
            <text:p text:style-name="P11"><text:span text:style-name="T9">Signal, Codage, décodage,</text:span><text:span text:style-name="T7"> </text:span></text:p>
          </table:table-cell>
        </table:table-row>
        <table:table-row>
          <table:table-cell table:style-name="Tableau1.A2" office:value-type="string">
            <text:p text:style-name="P11"><text:span text:style-name="T6">ELEMENTS DU CONTENU </text:span></text:p>
            <text:p text:style-name="P19"/>
          </table:table-cell>
          <table:table-cell table:style-name="Tableau1.B2" office:value-type="string">
            <text:p text:style-name="P13"><text:span text:style-name="T8">Notions de base sur les signaux de communication : </text:span></text:p>
            <text:p text:style-name="P14"><text:span text:style-name="T14">Notions de base sur le codage de signaux réseau </text:span></text:p>
            <text:p text:style-name="P8">Modes de transmission et synchronisation : </text:p>
            <text:p text:style-name="P8">Techniques de transmission des données : </text:p>
            <text:p text:style-name="P8">Les modes de connexion</text:p>
            <text:p text:style-name="P19"/>
          </table:table-cell>
        </table:table-row>
      </table:table>
      <text:p text:style-name="Standard"><text:span text:style-name="T2"><text:s/></text:span><text:span text:style-name="T5">1 Notions de base sur les signaux de communication </text:span></text:p>
      <text:p text:style-name="Standard"><text:span text:style-name="T11">1 Notions de base sur les signaux de communication </text:span></text:p>
      <text:p text:style-name="P2"><text:span text:style-name="T26">Les systèmes de communication assurent le transport de l’information entre un émetteur et un récepteur. </text:span></text:p>
      <text:p text:style-name="P2"><draw:frame draw:style-name="fr1" draw:name="images1" text:anchor-type="paragraph" svg:width="14.072cm" svg:height="3.572cm" draw:z-index="0"><draw:image xlink:href="Pictures/200000070000462E000010BF5B8BFC7B.svm" xlink:type="simple" xlink:show="embed" xlink:actuate="onLoad"/></draw:frame><text:span text:style-name="T2">1.1 LE SIGNAL :</text:span></text:p>
      <text:p text:style-name="P3"><text:span text:style-name="T8">Le signal qui transporte l'information peut être une tension électrique, une impulsion lumineuse ou une onde électromagnétique. Il se présente en 2 formes: analogique ou numérique.</text:span></text:p>
      <text:p text:style-name="P3"><text:span text:style-name="T8"> Le signal analogique varie constamment en fonction du temps et il est caractéristique de la nature (les signaux réels sont analogiques : son, température, vitesse, humidité, …). Plusieurs valeurs de tensions sont significatives.</text:span></text:p>
      <text:p text:style-name="P3"><text:span text:style-name="T8"> Le signal numérique est discret ou sautillant dans le temps. Il est caractéristique de la technologie plutôt que de la nature (l’informatique est de nature numérique binaire). Deux valeurs de tension seulement sont possibles.</text:span></text:p>
      <text:p text:style-name="P3"><draw:frame draw:style-name="fr1" draw:name="images2" text:anchor-type="paragraph" svg:width="15.889cm" svg:height="7.705cm" draw:z-index="1"><draw:image xlink:href="Pictures/200000070000455B0000219862C3F3D2.svm" xlink:type="simple" xlink:show="embed" xlink:actuate="onLoad"/></draw:frame><text:soft-page-break/><text:span text:style-name="T8">Les éléments intervenant dans la transmission sont :</text:span></text:p>
      <text:p text:style-name="P3"><text:span text:style-name="T8"> L'ETCD (équipement terminal de communication de données) : c’est un équipement spécifique chargé d'adapter les données à transmettre au support de communication</text:span></text:p>
      <text:p text:style-name="P3"><text:span text:style-name="T8"> L'ETTD (équipement terminal de traitement de données) : l'ordinateur</text:span></text:p>
      <text:p text:style-name="P3"><text:span text:style-name="T8"> Le support de transmission</text:span></text:p>
      <text:p text:style-name="P4"><draw:frame draw:style-name="fr1" draw:name="images3" text:anchor-type="paragraph" svg:width="14.455cm" svg:height="3.794cm" draw:z-index="2"><draw:image xlink:href="Pictures/20000007000040B4000013F379B3D5AA.svm" xlink:type="simple" xlink:show="embed" xlink:actuate="onLoad"/></draw:frame><text:span text:style-name="T8">1.1.1 LES MODES D’EXPLOITATION D’UNE VOIE DE TRANSMISSION :</text:span></text:p>
      <text:p text:style-name="P3"><text:span text:style-name="T8">L’exploitation d’une ligne de transmission peut s’effectuer suivant différents modes qui sont :</text:span></text:p>
      <text:p text:style-name="P3"><text:span text:style-name="T12">Mode simplex :</text:span><text:span text:style-name="T8"> la transmission est unidirectionnelle, une extrémité émet et l’autre reçoit. Les diffusions radio et TV en sont les exemples les plus caractéristiques.</text:span></text:p>
      <text:p text:style-name="P3"><text:span text:style-name="T12">Mode semi-duplex (half-duplex) </text:span><text:span text:style-name="T8">: ce mode, appelé aussi bidirectionnel à l’alternat, permet une transmission dans les deux sens, mais alternativement. Chacune des deux extrémités reçoit et émet à tour de rôle, jamais simultanément.</text:span></text:p>
      <text:p text:style-name="P3"><text:span text:style-name="T12">Mode duplex (full-duplex) :</text:span><text:span text:style-name="T8"> ce mode appelé aussi bidirectionnel simultané permet une transmission simultanée dans les deux sens.</text:span></text:p>
      <text:p text:style-name="P7">1.1.2 TRANSMISSION SERIE ET PARALLELE : </text:p>
      <text:p text:style-name="P14"><text:span text:style-name="T23">Quand la liaison physique est établie, on essaie alors de transmettre de l’information (en l’occurrence des bits), ce qui peut être effectué de deux manières : </text:span></text:p>
      <text:p text:style-name="P14"><text:span text:style-name="T24">Transmission parallèle :</text:span><text:span text:style-name="T23"> transmission de plusieurs bits simultanément. Par exemple le bus d’un microordinateur peut transmettre 8 ou 16 bits simultanément, une ligne téléphonique longue distance peut transmettre 12 communications simultanées. <text:s text:c="18"/>Le parallélisme est réalisé, soit par duplication des lignes (cas du bus), soit par partage de </text:span><text:soft-page-break/><text:span text:style-name="T23">la voie (cas de la ligne téléphonique). </text:span></text:p>
      <text:p text:style-name="P14"><text:span text:style-name="T23">Transmission série : les informations sont transmises sur la même ligne les unes après les autres et se succèdent dans le temps. </text:span></text:p>
      <text:p text:style-name="P14"><text:span text:style-name="T20">2 MODES DE TRANSMISSION ET SYNCHRONISATION :</text:span><text:span text:style-name="T17"> </text:span></text:p>
      <text:p text:style-name="P14"><text:span text:style-name="T15">Tout transfert d’informations utilisant les télécommunications est généralement réalisé sous forme série. Un des principaux problèmes de la transmission série est la synchronisation de l’émetteur et du récepteur. La transmission parallèle pose des problèmes de synchronisation plus complexes et n’est utilisé que sur de courtes distances.</text:span></text:p>
      <text:p text:style-name="P14"><text:span text:style-name="T15">On distingue alors deux modes de transmission : la transmission asynchrone et la transmission synchrone .</text:span></text:p>
      <text:p text:style-name="P14"><text:span text:style-name="T16">Transmission asynchrone :</text:span><text:span text:style-name="T15"> les caractères sont émis de façon très irrégulière, comme par exemple des caractères tapés au clavier. L’intervalle de temps entre deux caractères est aléatoire, le début d’un message peut survenir à n’importe quel moment. Il n’y a synchronisation entre l’émetteur et le récepteur que pendant la transmission de chaque caractère, les bits composant les caractères sont transmis de manière régulière. Mais il faut reconnaître le début et la fin de ces caractères, pour permettre la synchronisation bit, ce qui est réalisé en ajoutant un bit du début (bit-start) et un ou deux bits à la fin du caractère (stop-bit). Ce mode de transmission est relativement simple et peu coûteux, et son utilisation est limitée aux terminaux lents, comme un clavier ou une petite imprimante ;</text:span></text:p>
      <text:p text:style-name="P18"><draw:frame draw:style-name="fr1" draw:name="images4" text:anchor-type="paragraph" svg:width="14.446cm" svg:height="3.812cm" draw:z-index="3"><draw:image xlink:href="Pictures/200000070000386F00000EE3FD71E8C3.svm" xlink:type="simple" xlink:show="embed" xlink:actuate="onLoad"/></draw:frame><text:span text:style-name="T32"> </text:span><text:span text:style-name="T28">Transmission synchrone :</text:span><text:span text:style-name="T26"> </text:span><text:span text:style-name="T29">les bits sont émis de façon régulière, sans séparation entre les caractères. Pour cela le récepteur possède une horloge-bit de même fréquence que celle de l’émetteur. La synchronisation- caractère (reconnaissance du début et de la fin du message) est réalisée par la reconnaissance de séquences </text:span><text:span text:style-name="T26">particulières de bits, ou par l’insertion régulière d’éléments de synchronisation au cours de la transmission. Ce mode de transmission est bien adapté aux données volumineuses et aux nécessités de transmission rapide</text:span></text:p>
      <text:p text:style-name="P18"><text:span text:style-name="T5">3- TECHNIQUES DE TRANSMISSION DES DONNEES:</text:span><text:span text:style-name="T10"> </text:span><text:span text:style-name="T26"><text:s/></text:span></text:p>
      <text:p text:style-name="P14"><text:span text:style-name="T25">La transmission d’informations nécessite la prise en compte des caractéristiques du canal de transmission. Il est dons nécessaire, pour transmettre un signal, de l’adapter au canal de transmission ; deux solutions sont possibles : la transmission en bande de base (l’adaptation s’appelle alors codage), ou la modulation (l’adaptation correspond alors à la transmission sur une fréquence porteuse).</text:span></text:p>
      <text:list xml:id="list5991325873647793601" text:style-name="L1">
        <text:list-item>
          <text:list>
            <text:list-item>
              <text:p text:style-name="P17"><text:span text:style-name="T20">TRANSMISSION EN BANDE DE BASE</text:span><text:span text:style-name="T17"> <text:s text:c="2"/></text:span></text:p>
              <text:p text:style-name="P17"><text:span text:style-name="T17"><text:s/></text:span><text:span text:style-name="T22">Après numérisation de l'information, on est confronté au problème de la transmission des "0" et des "1". Une première possibilité est l'utilisation de signaux numériques : il s'agit de faire correspondre un </text:span></text:p>
            </text:list-item>
          </text:list>
        </text:list-item>
      </text:list>
      <table:table table:name="Tableau3" table:style-name="Tableau3">
        <table:table-column table:style-name="Tableau3.A"/>
        <table:table-column table:style-name="Tableau3.B"/>
        <text:soft-page-break/>
        <table:table-row>
          <table:table-cell table:style-name="Tableau3.A1" office:value-type="string">
            <text:list xml:id="list43752301" text:continue-numbering="true" text:style-name="L1">
              <text:list-item>
                <text:list>
                  <text:list-item>
                    <text:p text:style-name="P5"/>
                  </text:list-item>
                </text:list>
              </text:list-item>
            </text:list>
            <table:table table:name="Tableau2" table:style-name="Tableau2">
              <table:table-column table:style-name="Tableau2.A"/>
              <table:table-row table:style-name="Tableau2.1">
                <table:table-cell table:style-name="Tableau2.A1" office:value-type="string">
                  <text:p text:style-name="P10"><text:span text:style-name="T26">- Codes NRZ (Non Retour à Zéro), RZ (Retour à Zéro), bipolaire NRZ et RZa) NRZ : le codage est simple : un niveau 0 pour le "0", un niveau V0 pour le "1" </text:span></text:p>
                </table:table-cell>
              </table:table-row>
              <table:table-row table:style-name="Tableau2.2">
                <table:table-cell table:style-name="Tableau2.A1" office:value-type="string">
                  <text:p text:style-name="P10"><text:span text:style-name="T26">b) RZ : chaque "1" est représenté par une transition de V0 à 0. </text:span></text:p>
                </table:table-cell>
              </table:table-row>
            </table:table>
            <text:p text:style-name="P12"><text:span text:style-name="T22">c) bipolaire NRZ : alternativement, un "1" est codé positivement, puis négativement </text:span></text:p>
            <text:p text:style-name="P10"><text:span text:style-name="T26">d) bipolaire RZ : même traitement que précédemment. </text:span></text:p>
            <text:p text:style-name="P12"><text:span text:style-name="T22"/></text:p>
          </table:table-cell>
          <table:table-cell table:style-name="Tableau3.B1" office:value-type="string">
            <text:p text:style-name="P20"/>
            <text:p text:style-name="P20"><draw:frame draw:style-name="fr2" draw:name="images6" text:anchor-type="paragraph" svg:width="5.318cm" svg:height="5.69cm" draw:z-index="4"><draw:image xlink:href="Pictures/20000007000014C70000163A7143282E.svm" xlink:type="simple" xlink:show="embed" xlink:actuate="onLoad"/></draw:frame></text:p>
            <text:p text:style-name="P20"/>
          </table:table-cell>
        </table:table-row>
      </table:table>
      <text:p text:style-name="P16"><text:span text:style-name="T22"/></text:p>
      <text:p text:style-name="P9"><text:span text:style-name="T34">Codes biphases : le signal d'horloge et le signal de données sont convolu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ymbol"/>
    <style:font-face style:name="Calibri" svg:font-family="Calibri, Calibri" style:font-family-generic="swiss"/>
    <style:font-face style:name="Garamond" svg:font-family="Garamond, Garamond"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0T21:17:46.62</meta:creation-date>
    <meta:document-statistic meta:table-count="3" meta:image-count="5" meta:object-count="0" meta:page-count="4" meta:paragraph-count="51" meta:word-count="940" meta:character-count="6136"/>
    <dc:date>2023-09-10T23:49:44.23</dc:date>
    <meta:editing-duration>PT11M55S</meta:editing-duration>
    <meta:editing-cycles>1</meta:editing-cycles>
    <meta:generator>OpenOffice/4.1.7$Win32 OpenOffice.org_project/417m1$Build-9800</meta:generator>
  </office:meta>
</office:document-meta>
</file>